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sis Medium" svg:font-family="'Dosis 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tandard">
      <style:text-properties style:font-name="Dosis SemiBold" fo:font-size="18pt" fo:font-weight="bold" officeooo:rsid="0004cbae" officeooo:paragraph-rsid="0004cbae" style:font-size-asian="15.75pt" style:font-weight-asian="bold" style:font-size-complex="18pt" style:font-weight-complex="bold"/>
    </style:style>
    <style:style style:name="P2" style:family="paragraph" style:parent-style-name="Standard">
      <style:text-properties style:font-name="Dosis Medium" officeooo:rsid="0004cbae" officeooo:paragraph-rsid="0004cbae"/>
    </style:style>
    <style:style style:name="P3" style:family="paragraph" style:parent-style-name="Standard">
      <style:text-properties style:text-position="super 58%" style:font-name="Dosis Medium" officeooo:rsid="0004cbae" officeooo:paragraph-rsid="0004cbae"/>
    </style:style>
    <style:style style:name="P4" style:family="paragraph" style:parent-style-name="Standard">
      <style:text-properties style:text-position="0% 100%" style:font-name="Dosis Medium" officeooo:rsid="0004cbae" officeooo:paragraph-rsid="0004cbae"/>
    </style:style>
    <style:style style:name="P5" style:family="paragraph" style:parent-style-name="Standard">
      <style:text-properties style:text-position="0% 100%" style:font-name="Dosis Medium" fo:font-weight="bold" officeooo:rsid="0004cbae" officeooo:paragraph-rsid="0004cbae" style:font-weight-asian="bold" style:font-weight-complex="bold"/>
    </style:style>
    <style:style style:name="P6" style:family="paragraph" style:parent-style-name="Standard">
      <style:text-properties style:text-position="0% 100%" style:font-name="Dosis Medium" fo:font-weight="bold" officeooo:rsid="00065bdb" officeooo:paragraph-rsid="00065bdb" style:font-weight-asian="bold" style:font-weight-complex="bold"/>
    </style:style>
    <style:style style:name="P7" style:family="paragraph" style:parent-style-name="Standard">
      <style:text-properties style:text-position="0% 100%" style:font-name="Dosis Medium" fo:font-weight="bold" officeooo:rsid="0007b511" officeooo:paragraph-rsid="0007b511" style:font-weight-asian="bold" style:font-weight-complex="bold"/>
    </style:style>
    <style:style style:name="P8" style:family="paragraph" style:parent-style-name="Standard">
      <style:text-properties style:text-position="0% 100%" style:font-name="Dosis Medium" fo:font-weight="bold" officeooo:rsid="00096ac3" officeooo:paragraph-rsid="00096ac3" style:font-weight-asian="bold" style:font-weight-complex="bold"/>
    </style:style>
    <style:style style:name="P9" style:family="paragraph" style:parent-style-name="Standard">
      <style:text-properties style:text-position="0% 100%" style:font-name="Dosis Medium" fo:font-weight="bold" officeooo:rsid="000ac1fb" officeooo:paragraph-rsid="000ac1fb" style:font-weight-asian="bold" style:font-weight-complex="bold"/>
    </style:style>
    <style:style style:name="P10" style:family="paragraph" style:parent-style-name="Standard">
      <style:text-properties style:text-position="0% 100%" style:font-name="Dosis Medium" fo:font-weight="bold" officeooo:rsid="000c1724" officeooo:paragraph-rsid="000c1724" style:font-weight-asian="bold" style:font-weight-complex="bold"/>
    </style:style>
    <style:style style:name="P11" style:family="paragraph" style:parent-style-name="Standard">
      <style:text-properties style:text-position="0% 100%" style:font-name="Dosis Medium" fo:font-weight="bold" officeooo:rsid="000daebd" officeooo:paragraph-rsid="000daebd" style:font-weight-asian="bold" style:font-weight-complex="bold"/>
    </style:style>
    <style:style style:name="P12" style:family="paragraph" style:parent-style-name="Standard">
      <style:text-properties style:text-position="0% 100%" style:font-name="Dosis Medium" fo:font-weight="normal" officeooo:rsid="0004cbae" officeooo:paragraph-rsid="0004cbae" style:font-weight-asian="normal" style:font-weight-complex="normal"/>
    </style:style>
    <style:style style:name="P13" style:family="paragraph" style:parent-style-name="Standard">
      <style:text-properties style:text-position="0% 100%" style:font-name="Dosis Medium" fo:font-weight="normal" officeooo:rsid="00065bdb" officeooo:paragraph-rsid="00065bdb" style:font-weight-asian="normal" style:font-weight-complex="normal"/>
    </style:style>
    <style:style style:name="P14" style:family="paragraph" style:parent-style-name="Standard">
      <style:text-properties style:text-position="0% 100%" style:font-name="Dosis Medium" fo:font-weight="normal" officeooo:rsid="0007b511" officeooo:paragraph-rsid="0007b511" style:font-weight-asian="normal" style:font-weight-complex="normal"/>
    </style:style>
    <style:style style:name="P15" style:family="paragraph" style:parent-style-name="Standard">
      <style:text-properties style:text-position="0% 100%" style:font-name="Dosis Medium" fo:font-weight="normal" officeooo:rsid="00096ac3" officeooo:paragraph-rsid="00096ac3" style:font-weight-asian="normal" style:font-weight-complex="normal"/>
    </style:style>
    <style:style style:name="P16" style:family="paragraph" style:parent-style-name="Standard">
      <style:text-properties style:text-position="0% 100%" style:font-name="Dosis Medium" fo:font-weight="normal" officeooo:rsid="000ac1fb" officeooo:paragraph-rsid="000ac1fb" style:font-weight-asian="normal" style:font-weight-complex="normal"/>
    </style:style>
    <style:style style:name="P17" style:family="paragraph" style:parent-style-name="Standard">
      <style:text-properties style:text-position="0% 100%" style:font-name="Dosis Medium" fo:font-weight="normal" officeooo:rsid="000bc047" officeooo:paragraph-rsid="000bc047" style:font-weight-asian="normal" style:font-weight-complex="normal"/>
    </style:style>
    <style:style style:name="P18" style:family="paragraph" style:parent-style-name="Standard">
      <style:text-properties style:text-position="0% 100%" style:font-name="Dosis Medium" fo:font-weight="normal" officeooo:rsid="000c1724" officeooo:paragraph-rsid="000c1724" style:font-weight-asian="normal" style:font-weight-complex="normal"/>
    </style:style>
    <style:style style:name="P19" style:family="paragraph" style:parent-style-name="Standard">
      <style:text-properties style:text-position="0% 100%" style:font-name="Dosis Medium" fo:font-weight="normal" officeooo:rsid="000daebd" officeooo:paragraph-rsid="000daebd" style:font-weight-asian="normal" style:font-weight-complex="normal"/>
    </style:style>
    <style:style style:name="P20" style:family="paragraph" style:parent-style-name="Standard">
      <style:text-properties style:text-position="0% 100%" style:font-name="Dosis Medium" fo:font-weight="normal" officeooo:rsid="000daebd" officeooo:paragraph-rsid="000e3d70" style:font-weight-asian="normal" style:font-weight-complex="normal"/>
    </style:style>
    <style:style style:name="P21" style:family="paragraph" style:parent-style-name="Standard">
      <style:text-properties style:text-position="0% 100%" style:font-name="Dosis Medium" fo:font-weight="normal" officeooo:rsid="000e3d70" officeooo:paragraph-rsid="000e3d70" style:font-weight-asian="normal" style:font-weight-complex="normal"/>
    </style:style>
    <style:style style:name="P22" style:family="paragraph" style:parent-style-name="Standard" style:list-style-name="L1">
      <style:text-properties style:text-position="0% 100%" style:font-name="Dosis Medium" officeooo:rsid="0004cbae" officeooo:paragraph-rsid="0004cbae"/>
    </style:style>
    <style:style style:name="P23" style:family="paragraph" style:parent-style-name="Standard" style:list-style-name="L2">
      <style:text-properties style:text-position="0% 100%" style:font-name="Dosis Medium" officeooo:rsid="0004cbae" officeooo:paragraph-rsid="0004cbae"/>
    </style:style>
    <style:style style:name="P24" style:family="paragraph" style:parent-style-name="Standard" style:list-style-name="L3">
      <style:text-properties style:text-position="0% 100%" style:font-name="Dosis Medium" officeooo:rsid="0004cbae" officeooo:paragraph-rsid="0004cbae"/>
    </style:style>
    <style:style style:name="P25" style:family="paragraph" style:parent-style-name="Standard" style:list-style-name="L4">
      <style:text-properties style:text-position="0% 100%" style:font-name="Dosis Medium" officeooo:rsid="0004cbae" officeooo:paragraph-rsid="0004cbae"/>
    </style:style>
    <style:style style:name="P26" style:family="paragraph" style:parent-style-name="Standard">
      <style:text-properties style:text-position="0% 100%" style:font-name="Dosis Medium" officeooo:rsid="0004cbae" officeooo:paragraph-rsid="0004cbae"/>
    </style:style>
    <style:style style:name="P27" style:family="paragraph" style:parent-style-name="Standard">
      <style:text-properties style:text-position="0% 100%" style:font-name="Dosis Medium" fo:font-weight="normal" officeooo:rsid="000ffa7f" officeooo:paragraph-rsid="000ffa7f" style:font-weight-asian="normal" style:font-weight-complex="normal"/>
    </style:style>
    <style:style style:name="P28" style:family="paragraph" style:parent-style-name="Standard">
      <style:text-properties style:text-position="0% 100%" style:font-name="Dosis Medium" fo:font-weight="normal" officeooo:rsid="0011c997" officeooo:paragraph-rsid="0011c997" style:font-weight-asian="normal" style:font-weight-complex="normal"/>
    </style:style>
    <style:style style:name="P29" style:family="paragraph" style:parent-style-name="Standard">
      <style:text-properties style:text-position="0% 100%" style:font-name="Dosis Medium" fo:font-weight="normal" officeooo:rsid="0012ceb5" officeooo:paragraph-rsid="0012ceb5" style:font-weight-asian="normal" style:font-weight-complex="normal"/>
    </style:style>
    <style:style style:name="P30" style:family="paragraph" style:parent-style-name="Standard">
      <style:text-properties style:text-position="0% 100%" style:font-name="Dosis Medium" fo:font-weight="bold" officeooo:rsid="0011c997" officeooo:paragraph-rsid="0011c997" style:font-weight-asian="bold" style:font-weight-complex="bold"/>
    </style:style>
    <style:style style:name="T1" style:family="text">
      <style:text-properties officeooo:rsid="000d22d9"/>
    </style:style>
    <style:style style:name="T2" style:family="text">
      <style:text-properties officeooo:rsid="000dbc9f"/>
    </style:style>
    <style:style style:name="T3" style:family="text">
      <style:text-properties officeooo:rsid="000e3d70"/>
    </style:style>
    <style:style style:name="T4" style:family="text">
      <style:text-properties officeooo:rsid="0010e2a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A Documented Design</text:p>
      <text:p text:style-name="P1"/>
      <text:p text:style-name="P2">Main algorithms used in the program:</text:p>
      <text:p text:style-name="P3"/>
      <text:list text:style-name="L1">
        <text:list-item>
          <text:p text:style-name="P22">Collision detection and response</text:p>
        </text:list-item>
        <text:list-item>
          <text:p text:style-name="P22">Mesh loader and Wavefront.obj parser</text:p>
        </text:list-item>
        <text:list-item>
          <text:p text:style-name="P22">Level file parser</text:p>
        </text:list-item>
        <text:list-item>
          <text:p text:style-name="P22">Input detection system</text:p>
        </text:list-item>
      </text:list>
      <text:p text:style-name="P4"/>
      <text:p text:style-name="P4">Main data structures used in the program:</text:p>
      <text:p text:style-name="P4"/>
      <text:list text:style-name="L2">
        <text:list-item>
          <text:p text:style-name="P23">Level class hierarchy</text:p>
          <text:list>
            <text:list-item>
              <text:p text:style-name="P23">Level</text:p>
            </text:list-item>
            <text:list-item>
              <text:p text:style-name="P23">Scene</text:p>
            </text:list-item>
            <text:list-item>
              <text:p text:style-name="P23">AABB</text:p>
            </text:list-item>
            <text:list-item>
              <text:p text:style-name="P23">Object</text:p>
            </text:list-item>
            <text:list-item>
              <text:p text:style-name="P23">Mesh</text:p>
            </text:list-item>
          </text:list>
        </text:list-item>
        <text:list-item>
          <text:p text:style-name="P23">Other minor structures</text:p>
          <text:list>
            <text:list-item>
              <text:p text:style-name="P23">Dictionaries, many lists, adjacency list TBC in GUI</text:p>
            </text:list-item>
          </text:list>
        </text:list-item>
      </text:list>
      <text:p text:style-name="P4"/>
      <text:p text:style-name="P4">Main processes which happen in the program:</text:p>
      <text:p text:style-name="P4"/>
      <text:list text:style-name="L3">
        <text:list-item>
          <text:p text:style-name="P24">Render loop</text:p>
        </text:list-item>
        <text:list-item>
          <text:p text:style-name="P24">Input detection and response</text:p>
        </text:list-item>
        <text:list-item>
          <text:p text:style-name="P24">Collision detection and response</text:p>
        </text:list-item>
        <text:list-item>
          <text:p text:style-name="P24">Shader compilation</text:p>
        </text:list-item>
        <text:list-item>
          <text:p text:style-name="P24">Level construction</text:p>
        </text:list-item>
        <text:list-item>
          <text:p text:style-name="P24">Event system</text:p>
        </text:list-item>
      </text:list>
      <text:p text:style-name="P4"/>
      <text:p text:style-name="P4">Main challenging objectives:</text:p>
      <text:p text:style-name="P4"/>
      <text:list text:style-name="L4">
        <text:list-item>
          <text:p text:style-name="P25">Game engine with the ability to load objects, prepare them, and render them</text:p>
        </text:list-item>
        <text:list-item>
          <text:p text:style-name="P25">Systems which update the objects in the scene each frame</text:p>
        </text:list-item>
        <text:list-item>
          <text:p text:style-name="P25">Systems which take input from the user and respond accordingly</text:p>
        </text:list-item>
        <text:list-item>
          <text:p text:style-name="P25">A system which loads levels</text:p>
        </text:list-item>
        <text:list-item>
          <text:p text:style-name="P25">A system to coordinate events</text:p>
        </text:list-item>
        <text:list-item>
          <text:p text:style-name="P25">(Under construction) A GUI</text:p>
        </text:list-item>
      </text:list>
      <text:p text:style-name="P4"/>
      <text:p text:style-name="P4"/>
      <text:p text:style-name="P4">Having made these lists, what needs to be talked about/what is repeated across these lists:</text:p>
      <text:p text:style-name="P4"/>
      <text:p text:style-name="P4">Algorithms:</text:p>
      <text:p text:style-name="P4">-Wavefront.obj parser</text:p>
      <text:p text:style-name="P4">-Collision detection and Collide and Slide algorithm</text:p>
      <text:p text:style-name="P4">-<text:span text:style-name="T4">Lighting model</text:span></text:p>
      <text:p text:style-name="P4"/>
      <text:p text:style-name="P4"/>
      <text:p text:style-name="P4"><text:soft-page-break/>Data Structures:</text:p>
      <text:p text:style-name="P4">-Scene hierarchy</text:p>
      <text:p text:style-name="P4"/>
      <text:p text:style-name="P4">Processes:</text:p>
      <text:p text:style-name="P4">-Render loop</text:p>
      <text:p text:style-name="P4">-Level construction</text:p>
      <text:p text:style-name="P4">-Input processing</text:p>
      <text:p text:style-name="P4">-Event system</text:p>
      <text:p text:style-name="P4"/>
      <text:p text:style-name="P4">Main challenges:</text:p>
      <text:p text:style-name="P4">-A system to store and render objects</text:p>
      <text:p text:style-name="P4">-A system to update the position of the player and objects</text:p>
      <text:p text:style-name="P4">-A GUI (TBC)</text:p>
      <text:p text:style-name="P4"/>
      <text:p text:style-name="P5">Wavefront.obj parser</text:p>
      <text:p text:style-name="P5"/>
      <text:p text:style-name="P12">A wavefront.obj file is one file format used by the modelling tool Blender to store vertex data relating to a model that has been designed. An algorithm to parse this file format is required in order make the creation of new types of objects simple, avoiding the need to hard-code vertex data into the program. The wavefront.obj file format is relatively simple; it contains declarations of different vertices used in the model, as well as normals and texture coordinates, and then at the end it holds declarations of different faces, which are triangles consisting each of 3 triplets, each triplet holding 3 indices which point to the positions, texture coordinates, and normals declared earlier. The parser will work by reading each position, texture coordinate, and normal declaration and storing each in 3 different lists. It will then read each face declaration, and will generate triplets containing the required positions, texture coordinates, and normals, by using the values in the face declaration to index into the lists of values compiled earlier. An extra step to tokenise the face declarations will be required too, as the indices are separated by forward slashes. Having extracted the vertex data from the file, this data is then able to be used to produce a Vertex Buffer which is used to send the data to the GPU to be rendered.</text:p>
      <text:p text:style-name="P12"/>
      <text:p text:style-name="P6">Collision Detection and Response</text:p>
      <text:p text:style-name="P6"/>
      <text:p text:style-name="P13">Collision detection and response form an important part of calculating and changing the movement of the player. These algorithms are required so that the player can collide with geometry in the scene and respond to it appropriately. The way in which the response works is by making the player slide along the geometry by projecting the players velocity vector along the plane formed by the normal vector of the geometry at that point. This preserves the player’s current speed whilst also changing their direction. This also works with forces like gravity, in which case the projected vector across the plane you are falling on is very short or just has a length of zero. This whole system comes in two steps; detection and response. The response is what changes the velocity of the object being tested, while the detection checks if any collision has actually taken place, and if so, collects data about the collision such as the normal of the surface, the depth of the penetration, and more.</text:p>
      <text:p text:style-name="P13"/>
      <text:p text:style-name="P13">The detection will work roughly as follows: firstly, we will draw a bounding volume around the player. The shape of this will be a capsule as it most closely represents the shape of the player using only one simple construction. Next, we will have to iterate through each triangle of the mesh we are testing collisions with in order to perform a test on each individual triangle. This test is performed by finding the closest point on the line segment across which a sphere is swept to produce the players capsule to each <text:soft-page-break/>triangle, and then testing if the sphere at that point on the line with the radius of the capsule intersects with its respective triangle. If a collision has taken place then the maximum depth of the collision is measured and the normal of the penetration is noted down. This will then be collected with the rest of the data for each test, and values describing the collision with the whole mesh will be generated, likely by taking the maximum depth found, and potentially taking the average of the collision normals to generate a normal for the whole mesh.</text:p>
      <text:p text:style-name="P13"/>
      <text:p text:style-name="P13">The response will work by taking the collision information, as well as the current velocity of the player, and will use this to change the velocity of the player. The first step will be shortening to the velocity so that it ends within some miniscule value of the mesh it was going to collide with. The part of the vector which was cut off is then projected off the plane normal to produce another vector perpendicular to the surface at the point of collision. Then, this vector is added on to the shortened velocity vector and this resultant vector is then set to be the players new velocity vector. This whole process of detection and response can be repeated but the performance impact might be too large for this to be feasible, or the benefit of performing it multiple times minimal.</text:p>
      <text:p text:style-name="P13"/>
      <text:p text:style-name="P7">Scene Hierarchy</text:p>
      <text:p text:style-name="P7"/>
      <text:p text:style-name="P14">An important feature of this game engine will be the ability to cleanly load and store the physical objects in the game in some kind of data structure. The structure I have prototyped is a hierarchy of classes, beginning at the lowest level with the mesh structure, which stores the basic vertex data of physical object which has been loaded by the aforementioned obj file parser. The next level is the object class, which contains a mesh, as well as other data about the physical object more relating to its place and purpose within the game, such as matrices used to transform its position, behaviour to be executed upon collision, and other physical attributes which govern its behaviour in the game. Above this will be the bounding volume class, which I have decided will be an Axis Aligned Bounding Box (AABB), as it will be most simple to implement, and easiest to check whether or not a given object will be contained within it. At the moment I don’t believe I will perform checks as to whether or not an object is contained within a volume for optimisation purposes, as the bounding volume is intended to be more of an abstract structure for grouping related objects. Above this will be the scene object, which as advertised will contain all the physical objects to be rendered in a given scene. I have arrived at this design as a result of a previous prototype in which I used variants to store different types of physical object (such as a cuboid or a sphere) within different types of bounding volume, also stored in variants, but despite the fact that cuboids will likely make up the main “building blocks” of a scene, working with variants was incredibly inconvenient due to the inability to at runtime extract the underlying type of the currently stored object within a variant, resulting in excessive, nested calls to std::visit. It was not pleasant to work with, so this current design which I have been prototyping is the result of this testing, and I plan to continue with this design when building the final project.</text:p>
      <text:p text:style-name="P14"/>
      <text:p text:style-name="P7">Render loop</text:p>
      <text:p text:style-name="P7"/>
      <text:p text:style-name="P14">The main render loop refers to the loop in which all the physical objects in a scene are updated and drawn. It must contain routines to draw the mesh of each individual object in each bounding volume, as well as run and respond to the collision detection routines in order to appropriately update the position of the player each frame. It will also be responsible for updating the events system, though the entire process regarding that system will be described in a following section. The current design will work by calling a method on a scene object to render its children, which in turn loops over every bounding volume it contains, which in turn render the meshes of their children. Additionally, as the render loop is <text:soft-page-break/>also responsible for updating uniforms in the shader used when drawing the objects, the shader object will be sent as a parameter down through the render methods. The way in which those uniforms will be updated is as follows: currently, the only uniforms used are the various matrices used to project the positions of the objects onto the screen. These are partly generated via a method within the player class, which stores player data, which takes data from the player such as its position, and takes its rotation data from a struct marked extern so it is visible to other translation units which need to access the players rotation data. Additionally, the individual transformations of each object must also be passed as uniforms, so those are set when the shader is passed to each individual mesh.</text:p>
      <text:p text:style-name="P14"/>
      <text:p text:style-name="P8">Level Construction</text:p>
      <text:p text:style-name="P8"/>
      <text:p text:style-name="P15">The current plan for the game itself is for it to be a platformer in which the player can play different levels and complete them, and then try to do them again with faster times. An obvious requirement therefore is the ability to load and construct a level using the scene hierarchy that will be created, the events system, and the input processor, which can then be completed by the player. The level will have additional mechanics to make it interesting, for example, it will have to have objects that have different behaviours on collision, or that alter your motion. Therefore a system to specify these levels must be created, which allows for both a way to define the basic structure of a level, but also different mechanics that would appear.</text:p>
      <text:p text:style-name="P15"/>
      <text:p text:style-name="P15">The current plan is as follows: I have prototyped a file format in which I can quickly create new structures contained within bounding volumes, each with their own characteristics like position and scale, as well as intended behaviours attached to them, for example, starting a timer upon colliding with them, or moving repeatedly between two points. Additionally, there is a level class, which will contain a scene to be rendered, as well as other data about the current level being played. When this class is instantiated, there will also be an algorithm which takes a path to a level file as a parameter to the constructor, which will read this file and construct a scene object from it, whilst also attaching different extra characteristics through a system called “flags”. There will be a flags parser, which will read in a list of characteristics stored after the object declaration in the file, which then modifies the created object by attaching collision behaviour or starting certain events with the events system, or by modifying other attributes.</text:p>
      <text:p text:style-name="P15"/>
      <text:p text:style-name="P15">The way the file will actually be loaded will be using a tokenizer from the Boost library, which can easily reduce a file in to a list of tokens across which an iterator can be passed. This will be transformed into a vector of strings, so that write operations can be performed upon the range of tokens more easily, as I plan to implement a method for including other files into a level file in a similar way in which C/C++ header files are pasted into other files via the #include directive. After building a simple prototype, I found it was easiest to do these kinds of operations after transforming the tokens produced by the tokenizer into a vector of strings. After the final list of tokens is produced, it will be looped through until a keyword indicating a declaration of an object is detected, which will then be responded to by passing the iterator being used to loop through the vector to a function which will parse all the following tokens which are part of the declaration. Following this, having retrieved an object from this function, the flags relating to this object will be parsed by another subroutine which takes both the iterator, and a reference to the object in question, which will allow for modifications to be made. This process will continue until the end of the file is reached, by which point the level will be fully constructed.</text:p>
      <text:p text:style-name="P15"/>
      <text:p text:style-name="P9">Input Processing</text:p>
      <text:p text:style-name="P9"/>
      <text:p text:style-name="P16"><text:soft-page-break/>There will need to be a system to process inputs at various stages of the game in the final program, in order to allow the user to control the movement of the player, and also to navigate through the GUI. Currently, I have created a prototype of this system in which there is a single function which is run every frame while within the level, which in turns calls other functions which detect and respond to inputs on individual keys. This uses the GLFW library in order to detect key presses, and for the 5 movement keys currently implemented, return vectors which describe how the velocity of the player should be changed. The key functions return velocities to make it so that momentum can be carried by the player, allowing for more dynamic movement as the client originally requested.</text:p>
      <text:p text:style-name="P16"/>
      <text:p text:style-name="P16">The way these velocities are calculated involves storing a counter on the player class for each of the 6 directions the player can move in using the movement keys, relative to the direction the player is facing. The first 4 directions are forwards, backwards, left and right, which in essence are just counters which store how many frames the W, S, A, and D keys have been held for respectively. These counters are then read from by the key functions, and are used to sample a logarithmic curve, the result of which is multiplied with the corresponding direction vector, as well as the current frame time. <text:s/>This results in a smooth drop off in acceleration over the time the key is held down for. The way the final 2 directions will work will be where a counter is set for the up and down directions, and the user is able to jump only when the up counter is equal to 1. Jumping sets it equal to a different value. The down counter will increment for every frame the user’s player is in the air, the value of which will be used to calculate the effect of gravity on the player. Whether or not the player is grounded (and in turn whether or not increment the down counter or allow the player to jump) will be calculated in the collision detection process, where if no collisions are detected, or if the angle of the ground the player is standing on is too high (calculated via the dot product between the up vector of the player and the surface normal), grounded status will be set to be false. Any other key inputs required while playing the level can be programmed in as required with ease according to this model, though the ones listed are the only ones planned for now, in addition to a key to force close the program.</text:p>
      <text:p text:style-name="P16"/>
      <text:p text:style-name="P17">In addition to processing input during the game, inputs will also need to be processed while navigating the GUI. The GUI will be able to be navigated using only the mouse and the left mouse button to click on GUI elements. Therefore, the input processing function is quite simple. The input function will check if the mouse button is pressed, and will loop through interactive elements to see if the click occurred anywhere within the bounds of that element (there is no plan to have any elements which are any shape other than an axially aligned quadrilateral). If a click is within an element then that element’s attached behaviour will be executed. In addition to this, I will implement a cooling off period after having a mouse click registered to avoid buttons being interacted with multiple times, and to avoid a button immediately being pressed after pressing another button to navigate to a new page.</text:p>
      <text:p text:style-name="P17"/>
      <text:p text:style-name="P10">Events system</text:p>
      <text:p text:style-name="P10"/>
      <text:p text:style-name="P18">I have identified that I will need a process which allows tasks to be started which run for a given amount of time, which may be used to do many things, such as call functions or update variables. The solution to this problem will be an events system, which will allow jobs to be started and to be run for a given duration, or indeed forever, executing some programmer defined behaviour stored in a function with a specific signature. This system will make heavy use of the std::chrono library within the C++ standard library to keep track of running jobs.</text:p>
      <text:p text:style-name="P18"/>
      <text:p text:style-name="P18">A job will be an instantiation of a job class, which will take a duration as well as a function of a specific signature as parameters to its constructor. This job object will then be able to be added via a method to a <text:soft-page-break/>dictionary, mapping names of jobs to jobs themselves. A function will also be made which will take one of these dictionaries and will invoke the attached functions, passing 2 integers as parameters: the current time since the job was started, and the total time the job will run for. The specific signature of these attached functions as mentioned earlier will therefore be one of no return value, with two integer parameters. In order to pass extra data to these functions, I plan to implement some as lambda functions, utilising C++ language feature lambda captures to pass values, or using the std::bind function to bind additional pointers to other variables to the function so that those variables can be edited while the job runs, or both. <text:span text:style-name="T1">T</text:span>his system is the event system I mention in the level construction section, and will be used <text:span text:style-name="T1">in this way</text:span> to modify objects within the scene over time.</text:p>
      <text:p text:style-name="P18"/>
      <text:p text:style-name="P11">Graphical User Interface (GUI)</text:p>
      <text:p text:style-name="P11"/>
      <text:p text:style-name="P19">A graphical user interface will be required in order to allow the user to choose levels to play, and to see results after completing or failing one, or to notify the user of important information. I have already described how I plan to implement an input processing function for this system, so this section will cover the planned implementation of the data structure itself and how it will be controlled.</text:p>
      <text:p text:style-name="P19"/>
      <text:p text:style-name="P19">I do not plan to use any external library to draw a graphical user interface, so all of the components will be implemented by hand, and as such will not have the same functionality as ones from popular libraries such as Dear ImGui.</text:p>
      <text:p text:style-name="P19"/>
      <text:p text:style-name="P20">The overall structure of the GUI will be a list of pages which can be displayed to the screen, each mapped to a name in order to allow pages to be selected within the program with ease. Each page is capable of storing any number of two different types of element: Labels, and Buttons.</text:p>
      <text:p text:style-name="P20"/>
      <text:p text:style-name="P20"><text:s/>A label is conceptually very simple. It stores a location, some text to display, and the size of each character. I plan to implement this so that the location will refer to the bottom left hand corner of the first character “pane” to be rendered on the first line. As such, I would also like to have multi-line support, which could be implemented by iteration through the text to display, and incrementing a counter each time a newline character is found. The difficult part of the Label class will be implementing a text renderer from scratch. I have been working on a monospaced bitmap font, as well as a system which can, given a character, lookup a set of UV coordinates that correspond to this character on the bitmap image. This lookup table is stored in another class which contains details for a font, storing in addition to this table a special shader object which is used when rendering the text, and a method to generate a vertex array object which is called upon by the Label to generate vertex array objects which correspond to the individual characters in the supplied text to display. The lookup table is also currently generated programmatically by a python script to save time typing it out by hand. This system also means that I would be able to produce more bitmap fonts if I so desired, given that they are in the same format. As mentioned, the label will be given a font object upon creation which is used to generate vertex array objects for each character to be displayed. When the label is rendered, these array objects will be bound 1 by 1 and rendered in order. Within the font shader, no matrix transformations are applied to the text, and so the location of the text is supplied in the program in terms of its Normalized Device Coordinates, in the range -1 to 1 in all 3 axis (of course only the X and Y axis will be anything other than zero in this situation). This will likely be inconvenient to calculate in the program, so I plan on implementing a <text:span text:style-name="T3">function</text:span> to convert between pixels and <text:span text:style-name="T3">normalized device coordinates</text:span> to make this process easier. I will also look into allowing a colour to be supplied to the font shader, to increase the range of colours which can be used for the menu, <text:span text:style-name="T2">improving its style.</text:span></text:p>
      <text:p text:style-name="P19"/>
      <text:p text:style-name="P21"><text:soft-page-break/>A button will be likely simpler to implement as it will consist of only some information in regards to the dimensions of some box on the screen, as well as a function which in a similar way to the functions in the event system, will be of a specific signature, and can have parameters bound to them to allow extra data to be passed. A button will have its own specific shader, and as with the label, I plan for the size and dimensions to be specified in terms of normalize device coordinates, and so yet again a conversion function between pixels and normalize device coordinates will be useful. I also mentioned in the input processing section that in order for these functions to be called, a mouse click must be detected within the bounds of the button box. This will be simple and quick to calculate, involving just a few comparisons to be made in the X and Y axis to determine whether the function should be called. I will likely want text to be displayed on top of buttons to denote their use, but this will be done simply by creating both a label and a button in the same position, and layering the label on top. Calculations will be done within the program to determine how these two elements should be position, but I may not implement a system in the future to do this automatically.</text:p>
      <text:p text:style-name="P21"/>
      <text:p text:style-name="P27">The GUI object will store the name of the currently focused page, and will automatically use this name to index into the dictionary which maps names to pages to call a rendering method on the currently focused one. In order to change which page is focused, a function will be used which takes a GUI object pointer (in order to make sure that changes to the state of the GUI persist) and the name of the new page, which simply edits the current page name attribute and sets it to the new name. This approach may not seem sensible, but I realise that the user will want to navigate the GUI using the buttons, and storing this behaviour as a function (which is essentially identical to how it would be if it were implemented as a method of the GUI class) allows it to have parameters bound to it so that it can be stored as behaviour inside a button object within a page.</text:p>
      <text:p text:style-name="P27"/>
      <text:p text:style-name="P30">Lighting Model</text:p>
      <text:p text:style-name="P30"/>
      <text:p text:style-name="P28">A challenge later down the line will be improving the graphical quality of the game, and to arrive at a visual style which the client and myself believe suits the game. For this, I plan to write various shaders in order to produce lighting effects and colour the objects in a scene. Specifically, I will implement the Blinn-Phong lighting model. This is a simple lighting model which is inexpensive to calculate and provides reasonably realistic lighting effects without impacting performance too heavily. The model consists of 3 light components: an ambient component, a diffuse component, and a specular component. The ambient component refers to the ambient lighting provided by small amounts of light always present in real life. This is an approximation of the work done by global illumination algorithms which are expensive and would not allow me to meet the performance targets which I have for the game. The diffuse component refers to the amount of light which hits and therefore illuminates an object based on the direction of the light. The specular component refers to the specular highlights which appear on illuminated, shiny objects.</text:p>
      <text:p text:style-name="P28"/>
      <text:p text:style-name="P29">The implementation of this will be quite simple. Many existing models employ the use of materials which contain values which control how the different components of the lighting model affect how the object is coloured in. I will likely not to this, and will only control the colour of objects via the intensity of lights around them (which will likely be specified in the level files), as well as the object colours. I believe this will produce satisfactory results so long as I tune the global ambient, diffuse, and specular values to suit the style of the game.</text:p>
      <text:p text:style-name="P29"/>
      <text:p text:style-name="P29">Another important factor to consider when designing and implementing this system, is the fact that actual emissive objects (lights) will not want to have the same shading rules as the non-emissive objects <text:soft-page-break/>in the scene. Therefore, these will need to have different shaders applied, where the shader applied to the lights does not perform all the same lighting calculations as the shader used for the rest of the scene. Additionally, the light data for all the lights in the scene will need to be collected and sent to the regular shader so that all lights in the scene are accounted for. I plan to use a shader storage buffer in order to send this data to the shader on the GPU, which will contain an array of structs, all holding position, colour, and intensity values for the 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sis Medium" svg:font-family="'Dosis Medium'" style:font-pitch="variable"/>
    <style:font-face style:name="Dosis SemiBold" svg:font-family="'Dosis Semi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4:41:54.605524934</meta:creation-date>
    <dc:date>2024-02-07T10:55:00.834745418</dc:date>
    <meta:editing-duration>PT6H6M44S</meta:editing-duration>
    <meta:editing-cycles>15</meta:editing-cycles>
    <meta:generator>LibreOffice/7.5.2.2$Linux_X86_64 LibreOffice_project/50$Build-2</meta:generator>
    <meta:document-statistic meta:table-count="0" meta:image-count="0" meta:object-count="0" meta:page-count="8" meta:paragraph-count="77" meta:word-count="4424" meta:character-count="25255" meta:non-whitespace-character-count="20930"/>
  </office:meta>
</office:document-meta>
</file>